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ffff" draw:textarea-horizontal-align="left" draw:auto-grow-height="true" draw:auto-grow-width="false" fo:min-height="2.956cm" fo:min-width="5.8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9cm" fo:min-width="0cm"/>
    </style:style>
    <style:style style:name="gr6" style:family="graphic" style:parent-style-name="standard">
      <style:graphic-properties draw:stroke="none" svg:stroke-color="#000000" draw:fill="solid" draw:fill-color="#00ffff" draw:textarea-horizontal-align="left" draw:auto-grow-height="true" draw:auto-grow-width="true" fo:min-height="5.65cm" fo:min-width="0cm"/>
    </style:style>
    <style:style style:name="gr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fill="solid" draw:fill-color="#ffff99" draw:textarea-horizontal-align="center" draw:textarea-vertical-align="middle"/>
    </style:style>
    <style:style style:name="gr9" style:family="graphic" style:parent-style-name="objectwithoutfill">
      <style:graphic-properties draw:marker-end="Arrowheads_20_1" draw:fill="none" draw:fill-color="#ffff99" draw:textarea-horizontal-align="center" draw:textarea-vertical-align="middle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7.7cm" svg:height="5.8cm" svg:x="11.576cm" svg:y="15.3cm">
          <text:p/>
        </draw:rect>
        <draw:frame draw:style-name="gr2" xml:id="id1" draw:id="id1" draw:layer="layout" svg:width="9.273cm" svg:height="5.228cm" svg:x="1.909cm" svg:y="0.872cm">
          <draw:text-box>
            <text:p><text:span text:style-name="T1">struct super_block</text:span></text:p>
            <text:p>s_blocksize</text:p>
            <text:p>struct dentry <text:s text:c="10"/>*s_root</text:p>
            <text:p>list_head <text:s text:c="7"/>s_inodes</text:p>
            <text:p>struct xattr_handler <text:s text:c="3"/>**s_xattr</text:p>
            <text:p>struct super_operations <text:s text:c="2"/>*s_op</text:p>
            <text:p>void <text:s text:c="19"/>*s_fs_info</text:p>
          </draw:text-box>
        </draw:frame>
        <draw:frame draw:style-name="gr3" draw:layer="layout" svg:width="0.502cm" svg:height="1.237cm" svg:x="3.63cm" svg:y="6.815cm">
          <draw:text-box>
            <text:p/>
          </draw:text-box>
        </draw:frame>
        <draw:frame draw:style-name="gr4" draw:layer="layout" svg:width="7.22cm" svg:height="4.517cm" svg:x="1.58cm" svg:y="10.8cm">
          <draw:text-box>
            <text:p><text:span text:style-name="T1">struct task_struct</text:span></text:p>
            <text:p>struct cred </text:p>
            <text:p><text:s text:c="8"/>Uid</text:p>
            <text:p>struct files_struct</text:p>
            <text:p><text:s text:c="4"/>struct file * fd_array</text:p>
            <text:p>void *journal_info <text:s text:c="2"/></text:p>
          </draw:text-box>
        </draw:frame>
        <draw:frame draw:style-name="gr2" xml:id="id3" draw:id="id3" draw:layer="layout" svg:width="7.356cm" svg:height="3.806cm" svg:x="1.531cm" svg:y="17.694cm">
          <draw:text-box>
            <text:p><text:span text:style-name="T1">struct file</text:span></text:p>
            <text:p>struct path</text:p>
            <text:p><text:s text:c="6"/>struct vfsmount *mnt</text:p>
            <text:p><text:s text:c="6"/>struct dentry *dentry</text:p>
            <text:p><text:s/>Void *private_data</text:p>
          </draw:text-box>
        </draw:frame>
        <draw:frame draw:style-name="gr5" draw:layer="layout" svg:width="0.502cm" svg:height="1.237cm" svg:x="2.554cm" svg:y="18.698cm">
          <draw:text-box>
            <text:p/>
          </draw:text-box>
        </draw:frame>
        <draw:frame draw:style-name="gr2" draw:layer="layout" svg:width="6.983cm" svg:height="2.384cm" svg:x="11.876cm" svg:y="18.416cm">
          <draw:text-box>
            <text:p><text:span text:style-name="T1">struct inode</text:span></text:p>
            <text:p>struct super_block i_sb</text:p>
            <text:p>void <text:s text:c="10"/>*i_private</text:p>
          </draw:text-box>
        </draw:frame>
        <draw:frame draw:style-name="gr6" draw:layer="layout" svg:width="7.44cm" svg:height="5.9cm" svg:x="1.876cm" svg:y="22.2cm">
          <draw:text-box>
            <text:p><text:span text:style-name="T1">struct dentry</text:span></text:p>
            <text:p>struct inode *d_inode</text:p>
            <text:p>struct dentry *d_parent</text:p>
            <text:p>struct qstr d_name</text:p>
            <text:p>list_head d_child</text:p>
            <text:p>struct super_block *d_sb</text:p>
            <text:p>void *d_fsdata</text:p>
          </draw:text-box>
        </draw:frame>
        <draw:frame draw:style-name="gr7" draw:layer="layout" svg:width="8.96cm" svg:height="3.806cm" svg:x="9.076cm" svg:y="6.5cm">
          <draw:text-box>
            <text:p><text:span text:style-name="T1">struct gfsk_fs_context</text:span></text:p>
            <text:p>gfarm_context *gf_gfarm_ctxp</text:p>
            <text:p>gfsk_mount_data gf_mdata</text:p>
            <text:p>gfsk_fdstruct *gf_fdstructp</text:p>
            <text:p>fuse_conn *gf_fc</text:p>
          </draw:text-box>
        </draw:frame>
        <draw:frame draw:style-name="gr7" xml:id="id4" draw:id="id4" draw:layer="layout" svg:width="6.81cm" svg:height="4.543cm" svg:x="11.794cm" svg:y="22.883cm">
          <draw:text-box>
            <text:p><text:span text:style-name="T1">struct gfsk_file_private</text:span></text:p>
            <text:p>GFS_Dir <text:s/>*dirp</text:p>
            <text:p><text:s text:c="5"/>gfm_connection*</text:p>
            <text:p>GFS_File *filep</text:p>
            <text:p><text:s text:c="6"/>gfm_connection*</text:p>
            <text:p/>
          </draw:text-box>
        </draw:frame>
        <draw:frame draw:style-name="gr7" draw:text-style-name="P2" draw:layer="layout" svg:width="5.929cm" svg:height="0.962cm" svg:x="11.996cm" svg:y="15.7cm">
          <draw:text-box>
            <text:p><text:span text:style-name="T1">struct gfarm_inode </text:span></text:p>
          </draw:text-box>
        </draw:frame>
        <draw:connector draw:style-name="gr8" draw:text-style-name="P1" draw:layer="layout" draw:type="curve" svg:x1="1.909cm" svg:y1="3.486cm" svg:x2="11.477cm" svg:y2="18.698cm" draw:start-shape="id1" draw:start-glue-point="3" svg:d="m1909 3486c-751 0-5535 15212 9568 15212" svg:viewBox="0 0 10878 15213">
          <text:p/>
        </draw:connector>
        <draw:connector draw:style-name="gr8" draw:text-style-name="P1" draw:layer="layout" draw:type="curve" svg:x1="11.432cm" svg:y1="19.55cm" svg:x2="6.545cm" svg:y2="6.1cm" draw:end-shape="id1" svg:d="m11432 19550c0-9711-4887-2986-4887-13450" svg:viewBox="0 0 4888 13451">
          <text:p/>
        </draw:connector>
        <draw:path draw:style-name="gr9" draw:text-style-name="P1" draw:layer="layout" svg:width="3.369cm" svg:height="3.415cm" draw:transform="rotate (-2.34170825740079) translate (4.03032249791651cm 16.4803395081586cm)" svg:viewBox="0 0 3370 3416" svg:d="m0 3416c976 0 2721-2080 2721-2080l649-1049-278-287">
          <text:p/>
        </draw:path>
        <draw:path draw:style-name="gr9" draw:text-style-name="P1" draw:layer="layout" svg:width="3.307cm" svg:height="2.537cm" draw:transform="rotate (-2.27940000310459) translate (3.80304534381935cm 21.751677619237cm)" svg:viewBox="0 0 3308 2538" svg:d="m0 2538c1844 0 2907-911 2907-911l401-607-423-955 76-65">
          <text:p/>
        </draw:path>
        <draw:path draw:style-name="gr9" draw:text-style-name="P1" draw:layer="layout" svg:width="5.022cm" svg:height="1.152cm" draw:transform="rotate (1.37444678594553) translate (9.32099993593855cm 23.3999999872574cm)" svg:viewBox="0 0 5023 1153" svg:d="m0 0c4384 0 5023 1153 5023 1153">
          <text:p/>
        </draw:path>
        <draw:path draw:style-name="gr9" draw:text-style-name="P1" draw:layer="layout" svg:width="2.186cm" svg:height="0.773cm" draw:transform="rotate (-0.105243353895259) translate (11.1820000004947cm 5.4999999953169cm)" svg:viewBox="0 0 2187 774" svg:d="m0 0c1905 0 2187 774 2187 774">
          <text:p/>
        </draw:path>
        <draw:connector draw:style-name="gr8" draw:text-style-name="P1" draw:layer="layout" draw:type="curve" draw:line-skew="-2.289cm" svg:x1="9.638cm" svg:y1="24.483cm" svg:x2="6.545cm" svg:y2="6.1cm" draw:end-shape="id1" svg:d="m9638 24483c0-16845-3093-7654-3093-18383" svg:viewBox="0 0 3094 18384">
          <text:p/>
        </draw:connector>
        <draw:path draw:style-name="gr9" draw:text-style-name="P1" draw:layer="layout" svg:width="6.516cm" svg:height="3.79cm" draw:transform="rotate (1.26693450402268) translate (5.62699165539635cm 18.4154913984349cm)" svg:viewBox="0 0 6517 3791" svg:d="m0 3791c2777 0 6633-3411 6514-3791">
          <text:p/>
        </draw:path>
        <draw:custom-shape draw:style-name="gr10" draw:text-style-name="P1" xml:id="id2" draw:id="id2" draw:layer="layout" svg:width="9cm" svg:height="3.5cm" svg:x="11cm" svg:y="10.8cm">
          <text:p text:style-name="P3"><text:span text:style-name="T1">Struct gfsk_task_context</text:span></text:p>
          <text:p text:style-name="P3">gfarm_context *gk_gfarm_ctxp</text:p>
          <text:p text:style-name="P3">gfsk_fs_context gk_fs_ctxp</text:p>
          <text:p text:style-name="P3">char gk_uname[]</text:p>
          <text:p text:style-name="P3">Int gk_errno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10.86cm" svg:y1="12.203cm" svg:x2="9.478cm" svg:y2="10.505cm" svg:d="m10860 12203c0-1273-1382-425-1382-1698" svg:viewBox="0 0 1383 1699">
          <text:p/>
        </draw:connector>
        <draw:connector draw:style-name="gr11" draw:text-style-name="P1" draw:layer="layout" draw:type="curve" svg:x1="9.123cm" svg:y1="14.809cm" svg:x2="11cm" svg:y2="12.55cm" draw:end-shape="id2" svg:d="m9123 14809c1032 0 94-2259 1877-2259" svg:viewBox="0 0 1878 2260">
          <text:p/>
        </draw:connector>
        <draw:connector draw:style-name="gr12" draw:text-style-name="P1" draw:layer="layout" draw:type="curve" svg:x1="8.887cm" svg:y1="19.597cm" svg:x2="11.794cm" svg:y2="25.154cm" draw:start-shape="id3" draw:start-glue-point="1" draw:end-shape="id4" draw:end-glue-point="3" svg:d="m8887 19597c2181 0 728 5557 2907 5557" svg:viewBox="0 0 2908 5558">
          <text:p/>
        </draw:connector>
        <draw:connector draw:style-name="gr11" draw:text-style-name="P1" draw:layer="layout" draw:type="curve" svg:x1="19.563cm" svg:y1="20.388cm" svg:x2="18.604cm" svg:y2="25.154cm" draw:end-shape="id4" svg:d="m19563 20388c-343 0 136 4766-959 4766" svg:viewBox="0 0 960 47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ri </meta:initial-creator>
    <meta:creation-date>2011-11-22T15:46:13</meta:creation-date>
    <dc:date>2013-03-26T17:16:59</dc:date>
    <dc:creator>mori </dc:creator>
    <meta:editing-duration>PT1H9M47S</meta:editing-duration>
    <meta:editing-cycles>6</meta:editing-cycles>
    <meta:generator>LibreOffice/3.5$Linux_x86 LibreOffice_project/350m1$Build-2</meta:generator>
    <meta:document-statistic meta:object-count="24"/>
  </office:meta>
</office:document-meta>
</file>